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6pt" officeooo:paragraph-rsid="00199084" style:font-size-asian="6pt" style:font-size-complex="6pt"/>
    </style:style>
    <style:style style:name="P2" style:family="paragraph" style:parent-style-name="Standard">
      <style:text-properties fo:color="#000000" fo:background-color="transparent"/>
    </style:style>
    <style:style style:name="P3"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368e2" style:font-size-asian="6pt" style:font-size-complex="6pt"/>
    </style:style>
    <style:style style:name="P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9a99" style:font-size-asian="6pt" style:font-size-complex="6pt"/>
    </style:style>
    <style:style style:name="P1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3e5b2" style:font-size-asian="6pt" style:font-size-complex="6pt"/>
    </style:style>
    <style:style style:name="P11" style:family="paragraph" style:parent-style-name="Standard">
      <style:paragraph-properties fo:margin-left="0cm" fo:margin-right="0cm" fo:text-align="start" style:justify-single-word="false" fo:text-indent="0cm" style:auto-text-indent="false">
        <style:tab-stops>
          <style:tab-stop style:position="1.258cm"/>
        </style:tab-stops>
      </style:paragraph-properties>
      <style:text-properties fo:font-size="6pt" officeooo:paragraph-rsid="00203cf6" style:font-size-asian="6pt" style:font-size-complex="6pt"/>
    </style:style>
    <style:style style:name="P1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1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1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aa464" style:font-size-asian="6pt" style:font-size-complex="6pt"/>
    </style:style>
    <style:style style:name="P1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1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1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b7adc" style:font-size-asian="6pt" style:font-size-complex="6pt"/>
    </style:style>
    <style:style style:name="P1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23e5b2" style:font-size-asian="6pt" style:font-size-complex="6pt"/>
    </style:style>
    <style:style style:name="P20" style:family="paragraph" style:parent-style-name="Standard">
      <style:paragraph-properties fo:margin-left="0cm" fo:margin-right="0cm" fo:text-align="start" style:justify-single-word="false" fo:text-indent="0cm" style:auto-text-indent="false">
        <style:tab-stops>
          <style:tab-stop style:position="1.258cm"/>
        </style:tab-stops>
      </style:paragraph-properties>
      <style:text-properties fo:font-size="8pt" officeooo:rsid="00203cf6" officeooo:paragraph-rsid="00203cf6" style:font-size-asian="8pt" style:font-size-complex="8pt"/>
    </style:style>
    <style:style style:name="P21"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a9a99" officeooo:paragraph-rsid="001a9a99" style:font-size-asian="8pt" style:font-size-complex="8pt"/>
    </style:style>
    <style:style style:name="P22"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b7adc" officeooo:paragraph-rsid="001b7adc" style:font-size-asian="8pt" style:font-size-complex="8pt"/>
    </style:style>
    <style:style style:name="P23" style:family="paragraph" style:parent-style-name="Preformatted_20_Text">
      <style:text-properties officeooo:rsid="00199084" officeooo:paragraph-rsid="00199084"/>
    </style:style>
    <style:style style:name="P2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2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2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99084" style:font-size-asian="6pt" style:font-size-complex="6pt"/>
    </style:style>
    <style:style style:name="P2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263e64"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63e64"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3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3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7a217" style:font-size-asian="6pt" style:font-size-complex="6pt"/>
    </style:style>
    <style:style style:name="P3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90a31" style:font-size-asian="6pt" style:font-size-complex="6pt"/>
    </style:style>
    <style:style style:name="P3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9ca27" style:font-size-asian="6pt" style:font-size-complex="6pt"/>
    </style:style>
    <style:style style:name="P37" style:family="paragraph" style:parent-style-name="Standard">
      <style:paragraph-properties fo:margin-left="0cm" fo:margin-right="0cm" fo:text-align="start" style:justify-single-word="false" fo:text-indent="0cm" style:auto-text-indent="false"/>
      <style:text-properties fo:font-size="6pt" officeooo:paragraph-rsid="002a83cb" style:font-size-asian="6pt" style:font-size-complex="6pt"/>
    </style:style>
    <style:style style:name="P38" style:family="paragraph" style:parent-style-name="Standard">
      <style:paragraph-properties fo:margin-left="0cm" fo:margin-right="0cm" fo:text-align="justify" style:justify-single-word="false" fo:text-indent="0cm" style:auto-text-indent="false">
        <style:tab-stops>
          <style:tab-stop style:position="0.596cm"/>
        </style:tab-stops>
      </style:paragraph-properties>
      <style:text-properties fo:font-size="6pt" style:font-size-asian="6pt" style:font-size-complex="6pt"/>
    </style:style>
    <style:style style:name="P39" style:family="paragraph" style:parent-style-name="Standard">
      <style:paragraph-properties fo:margin-left="0cm" fo:margin-right="0cm" fo:text-align="justify" style:justify-single-word="false" fo:text-indent="0cm" style:auto-text-indent="false">
        <style:tab-stops>
          <style:tab-stop style:position="0.596cm"/>
        </style:tab-stops>
      </style:paragraph-properties>
      <style:text-properties fo:font-size="6pt" officeooo:paragraph-rsid="00263e64" style:font-size-asian="6pt" style:font-size-complex="6pt"/>
    </style:style>
    <style:style style:name="P4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fo:font-weight="bold" officeooo:paragraph-rsid="001aa464" style:font-size-asian="6pt" style:font-weight-asian="bold" style:font-size-complex="6pt" style:font-weight-complex="bold"/>
    </style:style>
    <style:style style:name="P4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4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officeooo:paragraph-rsid="001b7adc" style:font-size-asian="6pt" style:font-size-complex="6pt"/>
    </style:style>
    <style:style style:name="P4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officeooo:paragraph-rsid="0029ca27"/>
    </style:style>
    <style:style style:name="P4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4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4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aa464" officeooo:paragraph-rsid="001aa464" style:font-size-asian="8pt" style:font-size-complex="8pt"/>
    </style:style>
    <style:style style:name="P4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b7adc" officeooo:paragraph-rsid="001b7adc" style:font-size-asian="8pt" style:font-size-complex="8pt"/>
    </style:style>
    <style:style style:name="P4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a9a99" officeooo:paragraph-rsid="001a9a99" style:font-size-asian="8pt" style:font-size-complex="8pt"/>
    </style:style>
    <style:style style:name="P4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fo:font-weight="bold" officeooo:rsid="00263e64" officeooo:paragraph-rsid="00290a31" style:font-size-asian="8pt" style:font-weight-asian="bold" style:font-size-complex="8pt" style:font-weight-complex="bold"/>
    </style:style>
    <style:style style:name="P50" style:family="paragraph" style:parent-style-name="Standard">
      <style:paragraph-properties fo:margin-left="0cm" fo:margin-right="0cm" fo:text-align="start" style:justify-single-word="false" fo:text-indent="0cm" style:auto-text-indent="false"/>
      <style:text-properties style:font-name="Monospace" fo:font-size="6pt" style:font-size-asian="6pt" style:font-size-complex="6pt"/>
    </style:style>
    <style:style style:name="P51" style:family="paragraph" style:parent-style-name="Standard" style:list-style-name="L3">
      <style:paragraph-properties fo:text-align="start" style:justify-single-word="false">
        <style:tab-stops>
          <style:tab-stop style:position="0.596cm"/>
        </style:tab-stops>
      </style:paragraph-properties>
      <style:text-properties officeooo:paragraph-rsid="001a9a99"/>
    </style:style>
    <style:style style:name="P52" style:family="paragraph" style:parent-style-name="Standard" style:list-style-name="L4">
      <style:paragraph-properties fo:text-align="start" style:justify-single-word="false">
        <style:tab-stops>
          <style:tab-stop style:position="0.596cm"/>
        </style:tab-stops>
      </style:paragraph-properties>
      <style:text-properties officeooo:paragraph-rsid="001a9a99"/>
    </style:style>
    <style:style style:name="P53" style:family="paragraph" style:parent-style-name="Standard" style:list-style-name="L5">
      <style:paragraph-properties fo:text-align="start" style:justify-single-word="false">
        <style:tab-stops>
          <style:tab-stop style:position="0.596cm"/>
        </style:tab-stops>
      </style:paragraph-properties>
      <style:text-properties officeooo:paragraph-rsid="001a9a99"/>
    </style:style>
    <style:style style:name="P54" style:family="paragraph" style:parent-style-name="Standard" style:list-style-name="L8">
      <style:paragraph-properties fo:text-align="start" style:justify-single-word="false">
        <style:tab-stops>
          <style:tab-stop style:position="0.596cm"/>
        </style:tab-stops>
      </style:paragraph-properties>
      <style:text-properties officeooo:paragraph-rsid="00290a31"/>
    </style:style>
    <style:style style:name="P55" style:family="paragraph" style:parent-style-name="Standard" style:list-style-name="L9">
      <style:paragraph-properties fo:text-align="start" style:justify-single-word="false">
        <style:tab-stops>
          <style:tab-stop style:position="0.596cm"/>
        </style:tab-stops>
      </style:paragraph-properties>
      <style:text-properties officeooo:paragraph-rsid="00263e64"/>
    </style:style>
    <style:style style:name="P56" style:family="paragraph" style:parent-style-name="Standard" style:list-style-name="L9">
      <style:paragraph-properties fo:text-align="start" style:justify-single-word="false">
        <style:tab-stops>
          <style:tab-stop style:position="0.596cm"/>
        </style:tab-stops>
      </style:paragraph-properties>
      <style:text-properties officeooo:paragraph-rsid="0029ca27"/>
    </style:style>
    <style:style style:name="P57" style:family="paragraph" style:parent-style-name="Standard" style:list-style-name="L10">
      <style:paragraph-properties fo:text-align="start" style:justify-single-word="false">
        <style:tab-stops>
          <style:tab-stop style:position="0.596cm"/>
        </style:tab-stops>
      </style:paragraph-properties>
      <style:text-properties officeooo:paragraph-rsid="0029ca27"/>
    </style:style>
    <style:style style:name="P58"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263e64" officeooo:paragraph-rsid="00263e64" style:font-size-asian="8pt" style:font-size-complex="8pt"/>
    </style:style>
    <style:style style:name="P59"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60" style:family="paragraph" style:parent-style-name="Standard" style:list-style-name="L9">
      <style:paragraph-properties fo:margin-left="1.27cm" fo:margin-right="0cm" fo:text-align="start" style:justify-single-word="false" fo:text-indent="-0.635cm" style:auto-text-indent="false">
        <style:tab-stops>
          <style:tab-stop style:position="0.596cm"/>
        </style:tab-stops>
      </style:paragraph-properties>
      <style:text-properties officeooo:paragraph-rsid="0029ca27"/>
    </style:style>
    <style:style style:name="P61" style:family="paragraph" style:parent-style-name="Standard">
      <style:paragraph-properties fo:margin-left="0cm" fo:margin-right="0.199cm" fo:text-align="start" style:justify-single-word="false" fo:text-indent="0cm" style:auto-text-indent="false"/>
      <style:text-properties style:font-name="Times New Roman1" fo:font-size="8pt" fo:font-style="normal" fo:font-weight="normal" officeooo:rsid="001a9a99" officeooo:paragraph-rsid="002368e2" style:font-size-asian="8pt" style:font-style-asian="normal" style:font-weight-asian="normal"/>
    </style:style>
    <style:style style:name="P62" style:family="paragraph" style:parent-style-name="Standard">
      <style:paragraph-properties fo:margin-left="0cm" fo:margin-right="0.199cm" fo:text-align="start" style:justify-single-word="false" fo:text-indent="0cm" style:auto-text-indent="false"/>
      <style:text-properties style:font-name="Times New Roman1" fo:font-size="8pt" fo:font-style="normal" fo:font-weight="normal" officeooo:rsid="002368e2" officeooo:paragraph-rsid="002368e2" style:font-size-asian="8pt" style:font-style-asian="normal" style:font-weight-asian="normal"/>
    </style:style>
    <style:style style:name="P63" style:family="paragraph" style:parent-style-name="Standard" style:list-style-name="L1">
      <style:paragraph-properties fo:margin-left="2.54cm" fo:margin-right="0cm" fo:text-align="start" style:justify-single-word="false" fo:text-indent="-0.635cm" style:auto-text-indent="false">
        <style:tab-stops>
          <style:tab-stop style:position="0.596cm"/>
        </style:tab-stops>
      </style:paragraph-properties>
      <style:text-properties officeooo:paragraph-rsid="0027a217"/>
    </style:style>
    <style:style style:name="P64" style:family="paragraph" style:parent-style-name="Standard" style:list-style-name="L1">
      <style:paragraph-properties fo:margin-left="2.54cm" fo:margin-right="0cm" fo:text-align="start" style:justify-single-word="false" fo:text-indent="-0.635cm" style:auto-text-indent="false">
        <style:tab-stops>
          <style:tab-stop style:position="0.596cm"/>
        </style:tab-stops>
      </style:paragraph-properties>
      <style:text-properties officeooo:paragraph-rsid="0029ca27"/>
    </style:style>
    <style:style style:name="P65" style:family="paragraph" style:parent-style-name="Standard" style:list-style-name="L9">
      <style:paragraph-properties fo:margin-left="2.54cm" fo:margin-right="0cm" fo:text-align="start" style:justify-single-word="false" fo:text-indent="-0.635cm" style:auto-text-indent="false">
        <style:tab-stops>
          <style:tab-stop style:position="0.596cm"/>
        </style:tab-stops>
      </style:paragraph-properties>
      <style:text-properties officeooo:paragraph-rsid="0029ca27"/>
    </style:style>
    <style:style style:name="P66" style:family="paragraph" style:parent-style-name="Standard">
      <style:paragraph-properties fo:break-before="page"/>
      <style:text-properties fo:font-size="6pt" officeooo:rsid="00199084" officeooo:paragraph-rsid="00199084" style:font-size-asian="6pt" style:font-size-complex="6pt"/>
    </style:style>
    <style:style style:name="P67" style:family="paragraph" style:parent-style-name="Preformatted_20_Text" style:master-page-name="Standard">
      <style:paragraph-properties style:page-number="auto"/>
      <style:text-properties officeooo:rsid="00199084" officeooo:paragraph-rsid="00199084"/>
    </style:style>
    <style:style style:name="P68" style:family="paragraph" style:parent-style-name="Preformatted_20_Text">
      <style:text-properties fo:font-size="8pt" officeooo:rsid="002a83cb" officeooo:paragraph-rsid="002a83cb" style:font-size-asian="8pt" style:font-size-complex="8pt"/>
    </style:style>
    <style:style style:name="P69" style:family="paragraph" style:parent-style-name="Preformatted_20_Text">
      <style:text-properties fo:font-size="6pt" officeooo:rsid="00199084" officeooo:paragraph-rsid="00199084" style:font-size-asian="6pt" style:font-size-complex="6pt"/>
    </style:style>
    <style:style style:name="P70" style:family="paragraph" style:parent-style-name="Preformatted_20_Text">
      <style:text-properties style:font-name="Times New Roman1" fo:font-size="8pt" officeooo:rsid="002a83cb" officeooo:paragraph-rsid="002a83cb" style:font-size-asian="8pt" style:font-size-complex="8pt"/>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officeooo:rsid="00199084"/>
    </style:style>
    <style:style style:name="T4" style:family="text">
      <style:text-properties fo:color="#008080" style:font-name="Monospace"/>
    </style:style>
    <style:style style:name="T5" style:family="text">
      <style:text-properties fo:color="#008080" style:font-name="Monospace" fo:font-size="10pt" style:font-size-asian="10pt"/>
    </style:style>
    <style:style style:name="T6" style:family="text">
      <style:text-properties style:font-name="Monospace"/>
    </style:style>
    <style:style style:name="T7" style:family="text">
      <style:text-properties style:font-name="Monospace" fo:font-size="6pt" officeooo:rsid="001e9ad5" style:font-size-asian="6pt" style:font-size-complex="6pt"/>
    </style:style>
    <style:style style:name="T8" style:family="text">
      <style:text-properties fo:color="#3f7f7f"/>
    </style:style>
    <style:style style:name="T9" style:family="text">
      <style:text-properties fo:color="#3f7f7f" style:font-name="Monospace"/>
    </style:style>
    <style:style style:name="T10" style:family="text">
      <style:text-properties fo:color="#3f7f7f" style:font-name="Monospace" officeooo:rsid="0023e5b2"/>
    </style:style>
    <style:style style:name="T11" style:family="text">
      <style:text-properties fo:color="#3f7f7f" style:font-name="Monospace"/>
    </style:style>
    <style:style style:name="T12" style:family="text">
      <style:text-properties fo:color="#3f7f7f" style:font-name="Monospace" fo:font-size="10pt" style:font-size-asian="10pt"/>
    </style:style>
    <style:style style:name="T13" style:family="text">
      <style:text-properties fo:color="#7f007f" style:font-name="Monospace"/>
    </style:style>
    <style:style style:name="T14" style:family="text">
      <style:text-properties fo:color="#7f007f" style:font-name="Monospace" fo:font-style="italic" officeooo:rsid="002368e2" style:font-style-asian="italic"/>
    </style:style>
    <style:style style:name="T15" style:family="text">
      <style:text-properties fo:color="#7f007f" style:font-name="Monospace" officeooo:rsid="002368e2"/>
    </style:style>
    <style:style style:name="T16" style:family="text">
      <style:text-properties fo:color="#7f007f" style:font-name="Monospace"/>
    </style:style>
    <style:style style:name="T17" style:family="text">
      <style:text-properties fo:color="#7f007f" style:font-name="Monospace" fo:font-size="10pt" style:font-size-asian="10pt"/>
    </style:style>
    <style:style style:name="T18" style:family="text">
      <style:text-properties fo:color="#333333" style:font-name="Monospace"/>
    </style:style>
    <style:style style:name="T19" style:family="text">
      <style:text-properties fo:color="#333333" style:font-name="Monospace" fo:font-style="italic" style:font-style-asian="italic"/>
    </style:style>
    <style:style style:name="T20" style:family="text">
      <style:text-properties fo:color="#2a00ff" style:font-name="Monospace" fo:font-style="italic" style:font-style-asian="italic"/>
    </style:style>
    <style:style style:name="T21" style:family="text">
      <style:text-properties fo:color="#2a00ff" style:font-name="Monospace" fo:font-style="italic" officeooo:rsid="00199084" style:font-style-asian="italic"/>
    </style:style>
    <style:style style:name="T22" style:family="text">
      <style:text-properties fo:color="#2a00ff" style:font-name="Monospace" fo:font-style="italic" officeooo:rsid="001b7adc" style:font-style-asian="italic"/>
    </style:style>
    <style:style style:name="T23" style:family="text">
      <style:text-properties fo:color="#2a00ff" style:font-name="Monospace" fo:font-style="italic" officeooo:rsid="001d8a80" style:font-style-asian="italic"/>
    </style:style>
    <style:style style:name="T24" style:family="text">
      <style:text-properties fo:color="#2a00ff" style:font-name="Monospace" fo:font-style="italic" officeooo:rsid="0023e5b2" style:font-style-asian="italic"/>
    </style:style>
    <style:style style:name="T25" style:family="text">
      <style:text-properties fo:color="#2a00ff" style:font-name="Monospace" fo:font-size="10pt" fo:font-style="italic" style:font-size-asian="10pt" style:font-style-asian="italic"/>
    </style:style>
    <style:style style:name="T26" style:family="text">
      <style:text-properties fo:color="#2a00ff" style:font-name="Monospace" fo:font-style="italic" style:font-style-asian="italic"/>
    </style:style>
    <style:style style:name="T27" style:family="text">
      <style:text-properties fo:color="#808080" style:font-name="Monospace"/>
    </style:style>
    <style:style style:name="T28" style:family="text">
      <style:text-properties fo:color="#808080" style:font-name="Monospace"/>
    </style:style>
    <style:style style:name="T29" style:family="text">
      <style:text-properties fo:color="#808080" style:font-name="Monospace" fo:font-size="10pt" style:font-size-asian="10pt"/>
    </style:style>
    <style:style style:name="T30" style:family="text">
      <style:text-properties fo:color="#3f7f5f" style:font-name="Monospace"/>
    </style:style>
    <style:style style:name="T31" style:family="text">
      <style:text-properties fo:color="#3f7f5f" style:font-name="Monospace"/>
    </style:style>
    <style:style style:name="T32" style:family="text">
      <style:text-properties fo:color="#3f7f5f" style:font-name="Monospace" fo:font-size="10pt" style:font-size-asian="10pt"/>
    </style:style>
    <style:style style:name="T33" style:family="text">
      <style:text-properties fo:font-size="8pt" officeooo:rsid="001a9a99" style:font-size-asian="8pt" style:font-size-complex="8pt"/>
    </style:style>
    <style:style style:name="T34" style:family="text">
      <style:text-properties fo:font-size="8pt" officeooo:rsid="001aa464" style:font-size-asian="8pt" style:font-size-complex="8pt"/>
    </style:style>
    <style:style style:name="T35" style:family="text">
      <style:text-properties fo:font-size="8pt" officeooo:rsid="001b7adc" style:font-size-asian="8pt" style:font-size-complex="8pt"/>
    </style:style>
    <style:style style:name="T36" style:family="text">
      <style:text-properties fo:font-size="8pt" officeooo:rsid="001d8a80" style:font-size-asian="8pt" style:font-size-complex="8pt"/>
    </style:style>
    <style:style style:name="T37" style:family="text">
      <style:text-properties fo:font-size="8pt" officeooo:rsid="00203cf6" style:font-size-asian="8pt" style:font-size-complex="8pt"/>
    </style:style>
    <style:style style:name="T38" style:family="text">
      <style:text-properties fo:font-size="8pt" officeooo:rsid="0020e69b" style:font-size-asian="8pt" style:font-size-complex="8pt"/>
    </style:style>
    <style:style style:name="T39" style:family="text">
      <style:text-properties fo:font-size="8pt" officeooo:rsid="002291e2" style:font-size-asian="8pt" style:font-size-complex="8pt"/>
    </style:style>
    <style:style style:name="T40" style:family="text">
      <style:text-properties fo:font-size="8pt" officeooo:rsid="0023e5b2" style:font-size-asian="8pt" style:font-size-complex="8pt"/>
    </style:style>
    <style:style style:name="T41" style:family="text">
      <style:text-properties fo:font-size="8pt" officeooo:rsid="00263e64" style:font-size-asian="8pt" style:font-size-complex="8pt"/>
    </style:style>
    <style:style style:name="T42" style:family="text">
      <style:text-properties fo:font-size="8pt" officeooo:rsid="0027a217" style:font-size-asian="8pt" style:font-size-complex="8pt"/>
    </style:style>
    <style:style style:name="T43" style:family="text">
      <style:text-properties fo:font-size="8pt" officeooo:rsid="00290a31" style:font-size-asian="8pt" style:font-size-complex="8pt"/>
    </style:style>
    <style:style style:name="T44" style:family="text">
      <style:text-properties fo:font-size="8pt" officeooo:rsid="0029ca27" style:font-size-asian="8pt" style:font-size-complex="8pt"/>
    </style:style>
    <style:style style:name="T45" style:family="text">
      <style:text-properties fo:font-size="8pt" fo:font-weight="bold" officeooo:rsid="0020e69b" style:font-size-asian="8pt" style:font-weight-asian="bold" style:font-size-complex="8pt" style:font-weight-complex="bold"/>
    </style:style>
    <style:style style:name="T46" style:family="text">
      <style:text-properties fo:font-size="8pt" fo:font-weight="bold" officeooo:rsid="002291e2" style:font-size-asian="8pt" style:font-weight-asian="bold" style:font-size-complex="8pt" style:font-weight-complex="bold"/>
    </style:style>
    <style:style style:name="T47" style:family="text">
      <style:text-properties fo:font-size="8pt" fo:font-weight="bold" officeooo:rsid="00263e64" style:font-size-asian="8pt" style:font-weight-asian="bold" style:font-size-complex="8pt" style:font-weight-complex="bold"/>
    </style:style>
    <style:style style:name="T48" style:family="text">
      <style:text-properties fo:font-size="8pt" fo:font-weight="bold" officeooo:rsid="0027a217" style:font-size-asian="8pt" style:font-weight-asian="bold" style:font-size-complex="8pt" style:font-weight-complex="bold"/>
    </style:style>
    <style:style style:name="T49" style:family="text">
      <style:text-properties fo:font-size="8pt" fo:font-weight="bold" officeooo:rsid="0027a217" style:font-size-asian="7pt" style:font-weight-asian="bold" style:font-size-complex="8pt" style:font-weight-complex="bold"/>
    </style:style>
    <style:style style:name="T50" style:family="text">
      <style:text-properties fo:font-size="8pt" fo:font-style="italic" officeooo:rsid="0020e69b" style:font-size-asian="8pt" style:font-style-asian="italic" style:font-size-complex="8pt" style:font-style-complex="italic"/>
    </style:style>
    <style:style style:name="T51" style:family="text">
      <style:text-properties fo:font-size="8pt" fo:font-style="italic" officeooo:rsid="002291e2" style:font-size-asian="8pt" style:font-style-asian="italic" style:font-size-complex="8pt" style:font-style-complex="italic"/>
    </style:style>
    <style:style style:name="T52" style:family="text">
      <style:text-properties fo:font-size="8pt" fo:font-style="normal" officeooo:rsid="002291e2" style:font-size-asian="8pt" style:font-style-asian="normal" style:font-size-complex="8pt" style:font-style-complex="normal"/>
    </style:style>
    <style:style style:name="T53" style:family="text">
      <style:text-properties fo:font-size="8pt" fo:font-style="normal" officeooo:rsid="0027a217" style:font-size-asian="8pt" style:font-style-asian="normal" style:font-size-complex="8pt" style:font-style-complex="normal"/>
    </style:style>
    <style:style style:name="T54" style:family="text">
      <style:text-properties fo:font-size="8pt" fo:font-style="normal" fo:font-weight="bold" officeooo:rsid="0027a217" style:font-size-asian="8pt" style:font-style-asian="normal" style:font-weight-asian="bold" style:font-size-complex="8pt" style:font-style-complex="normal" style:font-weight-complex="bold"/>
    </style:style>
    <style:style style:name="T55" style:family="text">
      <style:text-properties fo:font-size="8pt" officeooo:rsid="0027a217" style:font-size-asian="7pt" style:font-size-complex="8pt"/>
    </style:style>
    <style:style style:name="T56" style:family="text">
      <style:text-properties officeooo:rsid="001aa464"/>
    </style:style>
    <style:style style:name="T57" style:family="text">
      <style:text-properties fo:color="#198a8a" style:font-name="Monospace" fo:font-size="6pt" officeooo:rsid="001e9ad5" style:font-size-asian="6pt" style:font-size-complex="6pt"/>
    </style:style>
    <style:style style:name="T58" style:family="text">
      <style:text-properties fo:color="#6b2394" style:font-name="Monospace" fo:font-size="6pt" officeooo:rsid="001e9ad5" style:font-size-asian="6pt" style:font-size-complex="6pt"/>
    </style:style>
    <style:style style:name="T59" style:family="text">
      <style:text-properties fo:color="#0000ff" style:font-name="Monospace" fo:font-size="6pt" officeooo:rsid="001e9ad5" style:font-size-asian="6pt" style:font-size-complex="6pt"/>
    </style:style>
    <style:style style:name="T60" style:family="text">
      <style:text-properties officeooo:rsid="001ead51"/>
    </style:style>
    <style:style style:name="T61" style:family="text">
      <style:text-properties officeooo:rsid="002368e2"/>
    </style:style>
    <style:style style:name="T62" style:family="text">
      <style:text-properties fo:color="#000000" style:font-name="Monospace"/>
    </style:style>
    <style:style style:name="T63" style:family="text">
      <style:text-properties fo:color="#000000" style:font-name="Monospace" fo:font-size="10pt" style:font-size-asian="10pt"/>
    </style:style>
    <style:style style:name="T64" style:family="text">
      <style:text-properties style:font-name="Monospace"/>
    </style:style>
    <style:style style:name="T65" style:family="text">
      <style:text-properties style:font-name="Monospace" fo:font-size="10pt" style:font-size-asian="10pt"/>
    </style:style>
    <style:style style:name="T66" style:family="text">
      <style:text-properties fo:color="#3f5fbf" style:font-name="Monospace"/>
    </style:style>
    <style:style style:name="T67" style:family="text">
      <style:text-properties fo:color="#3f5fbf" style:font-name="Monospace" fo:font-size="10pt" style:font-size-asian="10pt"/>
    </style:style>
    <style:style style:name="T68" style:family="text">
      <style:text-properties fo:color="#3f5fbf" style:font-name="Monospace" fo:font-size="10pt" style:text-underline-style="solid" style:text-underline-width="auto" style:text-underline-color="font-color" style:font-size-asian="10pt"/>
    </style:style>
    <style:style style:name="T69" style:family="text">
      <style:text-properties fo:color="#3f5fbf" style:font-name="Monospace" style:text-underline-style="solid" style:text-underline-width="auto" style:text-underline-color="font-color"/>
    </style:style>
    <style:style style:name="T70" style:family="text">
      <style:text-properties fo:color="#3f5fbf" style:font-name="Monospace" officeooo:rsid="002a83cb"/>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sage of Serge Configuration File:</text:p>
      <text:p text:style-name="P68"/>
      <text:p text:style-name="P70">A full example file can be found at the bottom.</text:p>
      <text:p text:style-name="P70">Explanation of the options:</text:p>
      <text:p text:style-name="P23"/>
      <text:p text:style-name="P1"><text:span text:style-name="T3">&lt;?</text:span><text:span text:style-name="T9">xml</text:span><text:span text:style-name="T6"> </text:span><text:span text:style-name="T13">version</text:span><text:span text:style-name="T18">=</text:span><text:span text:style-name="T20">"1.0"</text:span><text:span text:style-name="T6"> </text:span><text:span text:style-name="T13">encoding</text:span><text:span text:style-name="T18">=</text:span><text:span text:style-name="T20">"UTF-8"</text:span><text:span text:style-name="T2">?&gt;</text:span></text:p>
      <text:p text:style-name="P3"><text:span text:style-name="T2">&lt;!</text:span><text:span text:style-name="T9">DOCTYPE</text:span><text:span text:style-name="T6"> </text:span><text:span text:style-name="T2">Config</text:span><text:span text:style-name="T6"> </text:span><text:span text:style-name="T27">SYSTEM</text:span><text:span text:style-name="T6"> </text:span><text:span text:style-name="T30">"http://pi.informatik.uni-siegen.de/SiDiff/Editrulesgeneratorconfig.dtd"</text:span><text:span text:style-name="T6"> </text:span><text:span text:style-name="T2">&gt;</text:span></text:p>
      <text:p text:style-name="P3"><text:span text:style-name="T2">&lt;</text:span><text:span text:style-name="T9">Config</text:span><text:span text:style-name="T2">&gt;</text:span></text:p>
      <text:p text:style-name="P4"><text:span text:style-name="T18"><text:tab/></text:span><text:span text:style-name="T2">&lt;</text:span><text:span text:style-name="T9">GeneralSettings</text:span><text:span text:style-name="T2">&gt;</text:span></text:p>
      <text:p text:style-name="P4"><text:span text:style-name="T18"><text:tab/><text:tab/></text:span><text:span text:style-name="T2">&lt;</text:span><text:span text:style-name="T9">preventInconsistency</text:span><text:span text:style-name="T6"> </text:span><text:span text:style-name="T13">value</text:span><text:span text:style-name="T18">=</text:span><text:span text:style-name="T20">"true"</text:span><text:span text:style-name="T6"> </text:span><text:span text:style-name="T2">/&gt;</text:span></text:p>
      <text:p text:style-name="P16"/>
      <text:p text:style-name="P16"/>
      <text:list xml:id="list239407770843646255" text:style-name="L5">
        <text:list-item>
          <text:p text:style-name="P53"><text:span text:style-name="T33">False = hard cutoff classifiers</text:span></text:p>
        </text:list-item>
      </text:list>
      <text:list xml:id="list5452624478265435628" text:style-name="L3">
        <text:list-header>
          <text:p text:style-name="P51"><text:span text:style-name="T33">Meaning: No rules will be created for blacklisted classifiers and also no rules will be created for classifiers that are not on the white list. In both cases such classifiers will also not be mentioned in context of rules of other classifiers. (TODO: re-check that, not tested in a long time)</text:span></text:p>
        </text:list-header>
      </text:list>
      <text:p text:style-name="P21"/>
      <text:list xml:id="list162931812903623" text:continue-numbering="true" text:style-name="L3">
        <text:list-item>
          <text:p text:style-name="P51"><text:span text:style-name="T33">True = soft cutoff classifiers</text:span></text:p>
        </text:list-item>
      </text:list>
      <text:list xml:id="list885205006560105357" text:style-name="L4">
        <text:list-header>
          <text:p text:style-name="P52"><text:span text:style-name="T33">Meaning: Blacklisted classifiers will appear in rules of other classifiers, in case they are needed (==if they are referenced). But the Blacklisted classifiers will not recieve own rules! Further on, all not whitelisted and not blacklisted classifiers will be included in other rules and will recieve own rules, in case their instances are mandatory (as are their rules, too).</text:span></text:p>
        </text:list-header>
      </text:list>
      <text:p text:style-name="P16"><text:tab/><text:tab/></text:p>
      <text:p text:style-name="P16"/>
      <text:p text:style-name="P2"><text:span text:style-name="T57">&lt;multiplicityPreconditions </text:span><text:span text:style-name="T58">integrated</text:span><text:span text:style-name="T7">=</text:span><text:span text:style-name="T59">"true"</text:span><text:span text:style-name="T7"> </text:span><text:span text:style-name="T58">separately</text:span><text:span text:style-name="T7">=</text:span><text:span text:style-name="T59">"true"</text:span><text:span text:style-name="T57"> /&gt;</text:span></text:p>
      <text:p text:style-name="P16"/>
      <text:p text:style-name="P59"/>
      <text:p text:style-name="P49">NOTE: the separately option is obsolete and has no effect anymore. Use integrated instead.</text:p>
      <text:p text:style-name="P48">If <text:span text:style-name="T60">integrated=</text:span>„true“, additional preconditions <text:span text:style-name="T60">for lowerbound and upperbound values of references generated into the executable operation</text:span>. These preconditions ensure, That lowerbound and upperbounds are not supassed upwards or downwards. <text:span text:style-name="T60">If seperately=“true“ then the same preconditions will be written into a separate, executeable file (An EMF Refactor „initialCheck“).</text:span></text:p>
      <text:p text:style-name="P58"/>
      <text:p text:style-name="P8"><text:span text:style-name="T2">&lt;</text:span><text:span text:style-name="T9">reduceToSuperType</text:span><text:span text:style-name="T6"> </text:span><text:span text:style-name="T15">CREATE_DELETE</text:span><text:span text:style-name="T18">=</text:span><text:span text:style-name="T20">"true" </text:span><text:span text:style-name="T14">MOVE</text:span><text:span text:style-name="T19">=</text:span><text:span text:style-name="T20">"true" </text:span><text:span text:style-name="T13">SET_UNSET</text:span><text:span text:style-name="T18">=</text:span><text:span text:style-name="T20">"true"</text:span><text:span text:style-name="T6"> </text:span><text:span text:style-name="T13">ADD_REMOVE</text:span><text:span text:style-name="T18">=</text:span><text:span text:style-name="T20">"false"</text:span><text:span text:style-name="T6"> </text:span><text:span text:style-name="T13">CHANGE</text:span><text:span text:style-name="T18">=</text:span><text:span text:style-name="T20">"false" ...</text:span><text:span text:style-name="T6"> </text:span><text:span text:style-name="T2">/&gt;</text:span></text:p>
      <text:p text:style-name="P16"/>
      <text:p text:style-name="P16"><text:tab/><text:tab/></text:p>
      <text:p text:style-name="P61">If OperationTypes recieve the value „true“, <text:span text:style-name="T61">edit rules will be generated only for the super types where possible. This can avoid an extensive amount of edit rules, since they are not generated for every sub type. </text:span></text:p>
      <text:p text:style-name="P61"><text:span text:style-name="T61">Example: SET_UNSET=“</text:span>true“, then there will be one SET_NamedElement_<text:span text:style-name="T61">visibility</text:span> rule but there will be no SET_State_<text:span text:style-name="T61">visibility</text:span>, Set_StateMachine_<text:span text:style-name="T61">visibility</text:span>, …. rules <text:span text:style-name="T61">(concerning the UML2 meta-model).</text:span></text:p>
      <text:p text:style-name="P62">Since the OperationTypes have different structures, a super type will not be used in every case (e.g. not as a &lt;&lt;create&gt;&gt; node).</text:p>
      <text:p text:style-name="P16"><text:tab/><text:tab/></text:p>
      <text:p text:style-name="P16"/>
      <text:p text:style-name="P4"><text:span text:style-name="T2">&lt;</text:span><text:span text:style-name="T9">disableVariants</text:span><text:span text:style-name="T6"> </text:span><text:span text:style-name="T13">value</text:span><text:span text:style-name="T18">=</text:span><text:span text:style-name="T20">"true"</text:span><text:span text:style-name="T6"> </text:span><text:span text:style-name="T2">/&gt;</text:span></text:p>
      <text:p text:style-name="P16"/>
      <text:p text:style-name="P16"><text:tab/><text:tab/></text:p>
      <text:p text:style-name="P9"><text:span text:style-name="T33">If </text:span><text:span text:style-name="T34">„true“ then there will be no replacing of &lt;&lt;create&gt;&gt; <text:s/>nodes along a containment edge, if the node has an abstract type or if the node is supertype of others. This means, that no variants of the orignial derived edit operation will be generated. No abstract replacements and no subtype replacements.</text:span></text:p>
      <text:p text:style-name="P19"><text:tab/><text:tab/></text:p>
      <text:p text:style-name="P19"/>
      <text:p text:style-name="P10"><text:span text:style-name="T2">&lt;</text:span><text:span text:style-name="T10">createAllAttributes</text:span><text:span text:style-name="T6"> </text:span><text:span text:style-name="T13">value</text:span><text:span text:style-name="T18">=</text:span><text:span text:style-name="T20">"</text:span><text:span text:style-name="T24">true</text:span><text:span text:style-name="T20">"</text:span><text:span text:style-name="T6"> </text:span><text:span text:style-name="T2">/&gt;</text:span></text:p>
      <text:p text:style-name="P19"><text:tab/><text:tab/></text:p>
      <text:p text:style-name="P19"><text:tab/><text:tab/></text:p>
      <text:p text:style-name="P30"><text:span text:style-name="T40">If „true“ then a &lt;&lt;create&gt;&gt; node will recieve a &lt;&lt;create&gt;&gt; attribute for every EAttribute that is residing under the </text:span><text:span text:style-name="T41">EClassifier</text:span><text:span text:style-name="T40"> type</text:span></text:p>
      <text:p text:style-name="P30"><text:span text:style-name="T41">or its supertype</text:span><text:span text:style-name="T40">. If „false“ then only those Eattributes will be included that are <text:s/>not </text:span><text:span text:style-name="T41">marked as </text:span><text:span text:style-name="T40">'derived', <text:s/>not 'unchangable' and not 'transient'.</text:span></text:p>
      <text:p text:style-name="P19"><text:tab/><text:tab/></text:p>
      <text:p text:style-name="P16"/>
      <text:p text:style-name="P4"><text:span text:style-name="T2">&lt;</text:span><text:span text:style-name="T9">modelUsesProfileMechanism</text:span><text:span text:style-name="T6"> </text:span><text:span text:style-name="T13">value</text:span><text:span text:style-name="T18">=</text:span><text:span text:style-name="T20">"false"</text:span><text:span text:style-name="T6"> </text:span><text:span text:style-name="T2">/&gt;</text:span></text:p>
      <text:p text:style-name="P16"/>
      <text:p text:style-name="P16"><text:tab/><text:tab/></text:p>
      <text:p text:style-name="P6"><text:span text:style-name="T34">Set to „true“ if the metamodel is build up with the UML2 Profile-Mechanism, like SysML or MARTE.</text:span></text:p>
      <text:p text:style-name="P6"><text:span text:style-name="T47">NOTE: this feature currently has no effect since Profile-Mechanism hasn't been reimplemented.</text:span></text:p>
      <text:p text:style-name="P4"/>
      <text:p text:style-name="P15"/>
      <text:p text:style-name="P4"><text:span text:style-name="T2">&lt;</text:span><text:span text:style-name="T9">MetaModelSettings</text:span><text:span text:style-name="T2">&gt;</text:span></text:p>
      <text:p text:style-name="P4"><text:span text:style-name="T18"><text:tab/></text:span><text:span text:style-name="T2">&lt;</text:span><text:span text:style-name="T9">MainModel</text:span><text:span text:style-name="T6"> </text:span><text:span text:style-name="T13">nsUri</text:span><text:span text:style-name="T18">=</text:span><text:span text:style-name="T20">"http://www.eclipse.org/uml2/4.0.0/UML"</text:span><text:span text:style-name="T6"> </text:span><text:span text:style-name="T2">/&gt;</text:span></text:p>
      <text:p text:style-name="P4"><text:span text:style-name="T18"><text:tab/></text:span><text:span text:style-name="T2">&lt;</text:span><text:span text:style-name="T9">RequiredModel</text:span><text:span text:style-name="T6"> </text:span><text:span text:style-name="T13">nsUri</text:span><text:span text:style-name="T18">=</text:span><text:span text:style-name="T20">"http://www.eclipse.org/uml2/4.0.0/Types"</text:span><text:span text:style-name="T6"> </text:span><text:span text:style-name="T2">/&gt;</text:span></text:p>
      <text:p text:style-name="P5"><text:span text:style-name="T18"><text:tab/></text:span><text:span text:style-name="T2">&lt;</text:span><text:span text:style-name="T9">RequiredModel</text:span><text:span text:style-name="T6"> </text:span><text:span text:style-name="T13">nsUri</text:span><text:span text:style-name="T18">=</text:span><text:span text:style-name="T20">"http://www.eclipse.org/emf/2002/Ecore"</text:span><text:span text:style-name="T6"> </text:span><text:span text:style-name="T2">/&gt;</text:span></text:p>
      <text:p text:style-name="P13"><text:tab/></text:p>
      <text:p text:style-name="P14"><text:tab/><text:tab/></text:p>
      <text:p text:style-name="P6"><text:span text:style-name="T41">Enter the nsURIs of the involved </text:span><text:span text:style-name="T36">m</text:span><text:span text:style-name="T34">eta model, </text:span><text:span text:style-name="T41">for which to </text:span><text:span text:style-name="T34">generate the </text:span><text:span text:style-name="T36">e</text:span><text:span text:style-name="T34">dit rules. </text:span><text:span text:style-name="T41">The MainModel should be your main meta-model whereas RequiredModel should be a model that is needed to resolve other necessary types in case they have been referred to in the main meta-model.</text:span></text:p>
      <text:p text:style-name="P40"><text:span text:style-name="T41">Note: make also sure that all mentioned meta-models are active in the running Eclipse Application (in case SERGe is</text:span></text:p>
      <text:p text:style-name="P40"><text:span text:style-name="T41">integrated in such) or, in case batch running of SERGe is used, make sure that all these meta-model plugins are active in the run configuration of the SERGe batch plugin.</text:span></text:p>
      <text:p text:style-name="P17"><text:tab/><text:tab/></text:p>
      <text:p text:style-name="P13"/>
      <text:p text:style-name="P4"><text:span text:style-name="T2">&lt;</text:span><text:span text:style-name="T9">Constraints</text:span><text:span text:style-name="T2">&gt;</text:span></text:p>
      <text:p text:style-name="P5"><text:span text:style-name="T18"><text:tab/></text:span><text:span text:style-name="T2">&lt;</text:span><text:span text:style-name="T9">NameUniqueness</text:span><text:span text:style-name="T6"> </text:span><text:span text:style-name="T13">scope</text:span><text:span text:style-name="T18">=</text:span><text:span text:style-name="T20">"</text:span><text:span text:style-name="T22">global</text:span><text:span text:style-name="T20">"</text:span><text:span text:style-name="T6"> </text:span><text:span text:style-name="T13">eClass</text:span><text:span text:style-name="T18">=</text:span><text:span text:style-name="T20">"NamedElement"</text:span></text:p>
      <text:p text:style-name="P5"><text:span text:style-name="T20"><text:tab/><text:tab/></text:span><text:span text:style-name="T13">eAttributeName</text:span><text:span text:style-name="T18">=</text:span><text:span text:style-name="T20">"name"</text:span><text:span text:style-name="T6"> </text:span><text:span text:style-name="T13">eAttributeIsInherited</text:span><text:span text:style-name="T18">=</text:span><text:span text:style-name="T20">"false"</text:span></text:p>
      <text:p text:style-name="P5"><text:span text:style-name="T20"><text:tab/><text:tab/></text:span><text:span text:style-name="T13">overrideInheritedConstraintsIfAny</text:span><text:span text:style-name="T18">=</text:span><text:span text:style-name="T20">"false"</text:span><text:span text:style-name="T6"> </text:span><text:span text:style-name="T13">applyOnSubTypes</text:span><text:span text:style-name="T18">=</text:span><text:span text:style-name="T20">"true"</text:span><text:span text:style-name="T2">/&gt;</text:span></text:p>
      <text:p text:style-name="P5"><text:span text:style-name="T18"><text:tab/></text:span><text:span text:style-name="T2">&lt;</text:span><text:span text:style-name="T9">NameUniqueness</text:span><text:span text:style-name="T6"> </text:span><text:span text:style-name="T13">scope</text:span><text:span text:style-name="T18">=</text:span><text:span text:style-name="T20">"local"</text:span><text:span text:style-name="T6"> </text:span><text:span text:style-name="T13">eClass</text:span><text:span text:style-name="T18">=</text:span><text:span text:style-name="T20">"</text:span><text:span text:style-name="T23">Operation</text:span><text:span text:style-name="T20">"</text:span></text:p>
      <text:p text:style-name="P5"><text:span text:style-name="T20"><text:tab/><text:tab/></text:span><text:span text:style-name="T13">eAttributeName</text:span><text:span text:style-name="T18">=</text:span><text:span text:style-name="T20">"name"</text:span><text:span text:style-name="T6"> </text:span><text:span text:style-name="T13">eAttributeIsInherited</text:span><text:span text:style-name="T18">=</text:span><text:span text:style-name="T20">"true"</text:span></text:p>
      <text:p text:style-name="P5"><text:span text:style-name="T20"><text:tab/><text:tab/></text:span><text:span text:style-name="T13">overrideInheritedConstraintsIfAny</text:span><text:span text:style-name="T18">=</text:span><text:span text:style-name="T20">"true"</text:span><text:span text:style-name="T6"> </text:span><text:span text:style-name="T13">applyOnSubTypes</text:span><text:span text:style-name="T18">=</text:span><text:span text:style-name="T20">"true"</text:span><text:span text:style-name="T2">/&gt;</text:span></text:p>
      <text:p text:style-name="P5"><text:span text:style-name="T2">&lt;/</text:span><text:span text:style-name="T9">Constraints</text:span><text:span text:style-name="T2">&gt;</text:span></text:p>
      <text:p text:style-name="P26"/>
      <text:p text:style-name="P17"><text:tab/><text:tab/></text:p>
      <text:p text:style-name="P30"><text:span text:style-name="T47">NOTE: this is obsolete and hasn't been reimplemented. You can leave these entries out of the XML file.</text:span></text:p>
      <text:p text:style-name="P30"><text:span text:style-name="T41">Former meaning: T</text:span><text:span text:style-name="T34">here are only two type</text:span><text:span text:style-name="T36">s</text:span><text:span text:style-name="T34"> of Constraints available: Global NameUniqueness (GNU) and Local <text:tab/>NameUniqueness (LNU). </text:span><text:span text:style-name="T41">T</text:span><text:span text:style-name="T34">he attribute scope defines which of those types shall be used for the Classifier in „eClass“ conce</text:span><text:span text:style-name="T36">r</text:span><text:span text:style-name="T34">ning the given „eAttributeName“. Since the eAttributeName to identify a name can vary from meta model to meta model, it is necessary to enter it here.</text:span></text:p>
      <text:p text:style-name="P46"><text:soft-page-break/>Set eAttributeIsInherited to true, if the eAttribute lies not under the given eClass. Set overrideInheritedConstraintsIfAny to „true“,</text:p>
      <text:p text:style-name="P6"><text:span text:style-name="T34">if this constraint has priority over inherited constraints: e.g. if </text:span><text:span text:style-name="T35">you want the name uniqueness constraint for an operation </text:span><text:span text:style-name="T36">to </text:span><text:span text:style-name="T35">be local instead </text:span><text:span text:style-name="T36">of </text:span><text:span text:style-name="T35">global </text:span><text:span text:style-name="T36">in case the global constaint is set for the</text:span><text:span text:style-name="T35"> supertype NamedElement . Set applyOnSubTypes to true, if this constraint shall be valid for all sub types of the given eClass.</text:span></text:p>
      <text:p text:style-name="P27"><text:tab/><text:tab/></text:p>
      <text:p text:style-name="P27">&lt;<text:span text:style-name="T8">MaskedClassifiers</text:span>&gt;</text:p>
      <text:p text:style-name="P3"><text:span text:style-name="T18"><text:tab/></text:span><text:span text:style-name="T2">&lt;</text:span><text:span text:style-name="T9">Mask</text:span><text:span text:style-name="T6"> </text:span><text:span text:style-name="T13">name</text:span><text:span text:style-name="T18">=</text:span><text:span text:style-name="T20">"InitialPseudostate"</text:span><text:span text:style-name="T6"> </text:span><text:span text:style-name="T13">eClass</text:span><text:span text:style-name="T18">=</text:span><text:span text:style-name="T20">"Pseudostate"</text:span><text:span text:style-name="T6"> </text:span><text:span text:style-name="T13">eAttribute</text:span><text:span text:style-name="T18">=</text:span><text:span text:style-name="T20">"kind"</text:span><text:span text:style-name="T6"> </text:span><text:span text:style-name="T13">eAttributeValue</text:span><text:span text:style-name="T18">=</text:span><text:span text:style-name="T20">"initial"</text:span><text:span text:style-name="T6"> </text:span><text:span text:style-name="T2">/&gt;</text:span><text:span text:style-name="T18"><text:tab/><text:tab/></text:span></text:p>
      <text:p text:style-name="P3"><text:span text:style-name="T2">&lt;/</text:span><text:span text:style-name="T9">MaskedClassifiers</text:span><text:span text:style-name="T2">&gt;</text:span></text:p>
      <text:p text:style-name="P17"/>
      <text:p text:style-name="P17"><text:tab/><text:tab/></text:p>
      <text:p text:style-name="P11"><text:span text:style-name="T37">In some meta models an </text:span><text:span text:style-name="T41">EA</text:span><text:span text:style-name="T37">ttribute can behold </text:span><text:span text:style-name="T41">a more specific </text:span><text:span text:style-name="T37">type information for the containing </text:span><text:span text:style-name="T41">EC</text:span><text:span text:style-name="T37">lassifier. For example in the UML there is the </text:span><text:span text:style-name="T41">EC</text:span><text:span text:style-name="T37">lassifier Pseudostate, which has an </text:span><text:span text:style-name="T41">EA</text:span><text:span text:style-name="T37">ttribute „kind“, referring to a „PseudostateKind“ </text:span><text:span text:style-name="T41">e</text:span><text:span text:style-name="T37">numeration. This enumeration <text:tab/>contains literals like „initial“, „fork“ and „choice“. The „kind“-Attributvalue of a Pseudostate can thereby declare the actual occurence of <text:tab/>Pseudostate, i.e. it is <text:tab/>a 'mask' for the original Pseudostate-type.</text:span></text:p>
      <text:p text:style-name="P20">Within the „mask“-Tag one can define the mask name and the original Classifier (eClass) , which 'wears' the mask. Further on, one has to configure, which Eattribute (eAttribute) beholds the concealed type information and which occurence of EAttributeValue <text:tab/>(eAttributeValue) is meant with this mask.<text:tab/></text:p>
      <text:p text:style-name="P6"><text:span text:style-name="T2"><text:tab/></text:span></text:p>
      <text:p text:style-name="P15"/>
      <text:p text:style-name="P4"><text:span text:style-name="T62"><text:tab/></text:span></text:p>
      <text:p text:style-name="P39"><text:span text:style-name="T2">&lt;</text:span><text:span text:style-name="T9">Transformations</text:span><text:span text:style-name="T2">&gt;</text:span></text:p>
      <text:p text:style-name="P3"><text:span text:style-name="T62"><text:tab/></text:span><text:span text:style-name="T2">&lt;</text:span><text:span text:style-name="T9">Crea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Dele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Moves</text:span><text:span text:style-name="T6"> </text:span><text:span text:style-name="T13">allow</text:span><text:span text:style-name="T62">=</text:span><text:span text:style-name="T20">"true"</text:span><text:span text:style-name="T6"> </text:span><text:span text:style-name="T13">allowReferenceSwitching</text:span><text:span text:style-name="T62">=</text:span><text:span text:style-name="T20">"false"</text:span><text:span text:style-name="T6"> </text:span><text:span text:style-name="T13">allowReferenceCombinations</text:span><text:span text:style-name="T62">=</text:span><text:span text:style-name="T20">"false"</text:span><text:span text:style-name="T6"> </text:span><text:span text:style-name="T2">/&gt;</text:span></text:p>
      <text:p text:style-name="P3"><text:span text:style-name="T62"><text:tab/></text:span><text:span text:style-name="T2">&lt;</text:span><text:span text:style-name="T9">MoveUps</text:span><text:span text:style-name="T6"> </text:span><text:span text:style-name="T13">allow</text:span><text:span text:style-name="T62">=</text:span><text:span text:style-name="T20">"true"</text:span><text:span text:style-name="T2">/&gt;</text:span></text:p>
      <text:p text:style-name="P3"><text:span text:style-name="T62"><text:tab/></text:span><text:span text:style-name="T2">&lt;</text:span><text:span text:style-name="T9">MoveDowns</text:span><text:span text:style-name="T6"> </text:span><text:span text:style-name="T13">allow</text:span><text:span text:style-name="T62">=</text:span><text:span text:style-name="T20">"true"</text:span><text:span text:style-name="T2">/&gt;</text:span></text:p>
      <text:p text:style-name="P3"><text:span text:style-name="T62"><text:tab/></text:span><text:span text:style-name="T2">&lt;</text:span><text:span text:style-name="T9">SetAttribu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UnsetAttribu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SetReferenc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UnsetReferenc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Add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Remov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ChangeLiterals</text:span><text:span text:style-name="T6"> </text:span><text:span text:style-name="T13">allow</text:span><text:span text:style-name="T62">=</text:span><text:span text:style-name="T20">"true"</text:span><text:span text:style-name="T6"> </text:span><text:span text:style-name="T13">allowLiteralSwitching</text:span><text:span text:style-name="T62">=</text:span><text:span text:style-name="T20">"true"</text:span><text:span text:style-name="T6"> </text:span><text:span text:style-name="T2">/&gt;</text:span></text:p>
      <text:p text:style-name="P3"><text:span text:style-name="T62"><text:tab/></text:span><text:span text:style-name="T2">&lt;</text:span><text:span text:style-name="T9">ChangeReferences</text:span><text:span text:style-name="T6"> </text:span><text:span text:style-name="T13">allow</text:span><text:span text:style-name="T62">=</text:span><text:span text:style-name="T20">"true"</text:span><text:span text:style-name="T6"> </text:span><text:span text:style-name="T2">/&gt;</text:span></text:p>
      <text:p text:style-name="P3"><text:span text:style-name="T2">&lt;/</text:span><text:span text:style-name="T9">Transformations</text:span><text:span text:style-name="T2">&gt;</text:span></text:p>
      <text:p text:style-name="P38"><text:span text:style-name="T2"/></text:p>
      <text:p text:style-name="P16"/>
      <text:p text:style-name="P7"><text:span text:style-name="T35">This options can enable/disable generation of specific operation types:</text:span></text:p>
      <text:p text:style-name="P7"/>
      <text:list xml:id="list2052162987905930852" text:style-name="L9">
        <text:list-item>
          <text:p text:style-name="P55"><text:span text:style-name="T47">Creates/Deletes:</text:span><text:span text:style-name="T41"> such rules allow the creation / deletion of a model element instance in the context of a containment-reference.</text:span></text:p>
        </text:list-item>
      </text:list>
      <text:p text:style-name="P30"/>
      <text:list xml:id="list162930721754290" text:continue-numbering="true" text:style-name="L9">
        <text:list-item>
          <text:p text:style-name="P56"><text:span text:style-name="T47">Adds/Removes:</text:span><text:span text:style-name="T41"> such rules allow the addition/removal of a model element instance in the context of a non-containment reference</text:span><text:span text:style-name="T44">s</text:span></text:p>
        </text:list-item>
        <text:list-item>
          <text:p text:style-name="P60"><text:span text:style-name="T47">Moves:</text:span><text:span text:style-name="T41"> such rules allow the move of one model element instance between parent elements</text:span></text:p>
        </text:list-item>
      </text:list>
      <text:p text:style-name="P34"><text:span text:style-name="T41"><text:tab/><text:tab/></text:span><text:span text:style-name="T42">Example: </text:span><text:span text:style-name="T38">Example: „MOVE_Region_From_</text:span><text:span text:style-name="T45">State</text:span><text:span text:style-name="T38">(</text:span><text:span text:style-name="T50">region</text:span><text:span text:style-name="T38">)_To_</text:span><text:span text:style-name="T45">StateMachine</text:span><text:span text:style-name="T38">(</text:span><text:span text:style-name="T50">region</text:span><text:span text:style-name="T38">)“</text:span></text:p>
      <text:p text:style-name="P30"/>
      <text:list xml:id="list5020828257621795452" text:style-name="L1">
        <text:list-item>
          <text:p text:style-name="P63"><text:span text:style-name="T42">allowReferenceSwitching=true: allows to move between parents that can be connected to its child over different but valid contaiment Ereferences. </text:span><text:span text:style-name="T38">(</text:span><text:span text:style-name="T42">Hint</text:span><text:span text:style-name="T38">: allthough the EReference names „region“ are equal , they are different EReferences lying under different classifiers)</text:span></text:p>
        </text:list-item>
        <text:list-item>
          <text:p text:style-name="P64"><text:span text:style-name="T42">allowReferenceCombinations=true: makes only sense with the aforementioned option. This option will produce rules for every containment EReference combination that can occure in a meta-model. </text:span><text:span text:style-name="T41">(NOTE: This can produce a heavy load of rules)</text:span></text:p>
        </text:list-item>
      </text:list>
      <text:p text:style-name="P36"/>
      <text:list xml:id="list162931516656332" text:continue-list="list162930721754290" text:style-name="L9">
        <text:list-item>
          <text:p text:style-name="P60"><text:span text:style-name="T49">MoveUps/MoveDown</text:span><text:span text:style-name="T55">s: such rules allow the move of an model element instance whitin a containment-cycle, notably up or down.</text:span></text:p>
        </text:list-item>
        <text:list-item>
          <text:p text:style-name="P60"><text:span text:style-name="T48">SetAttributes/UnsetAttributes: </text:span><text:span text:style-name="T42">such rules allow the setting/unsetting of attribute values. Unsetting rules will only be generated where there is a default value entailed in the meta-model.</text:span></text:p>
        </text:list-item>
        <text:list-item>
          <text:p text:style-name="P60"><text:span text:style-name="T48">SetReference/UnsetReference:</text:span><text:span text:style-name="T42"> such rules allow the setting/unsetting of EReferences targets. Unsetting rules will only be generated where there is a default reference type entailed in the meta-model.</text:span></text:p>
        </text:list-item>
        <text:list-item>
          <text:p text:style-name="P60"><text:span text:style-name="T48">ChangeLiterals:</text:span><text:span text:style-name="T42"> such rules allow the changing of attribute values which are defined in the meta-model to behold EnumerationLiterals.</text:span></text:p>
        </text:list-item>
        <text:list-item>
          <text:p text:style-name="P65"><text:span text:style-name="T42">a</text:span><text:span text:style-name="T39">llowLiteralSwitching=“true“: Changes between different </text:span><text:span text:style-name="T42">EnumerationLiteral</text:span><text:span text:style-name="T39">s will be generated (change combinations).</text:span></text:p>
        </text:list-item>
      </text:list>
      <text:p text:style-name="P43"><text:span text:style-name="T39"><text:tab/><text:tab/><text:tab/>Example: „CHANGE_Transition_</text:span><text:span text:style-name="T51">Kind</text:span><text:span text:style-name="T39">_From_</text:span><text:span text:style-name="T46">External</text:span><text:span text:style-name="T39">_To_</text:span><text:span text:style-name="T46">Local</text:span><text:span text:style-name="T39">“. Where </text:span><text:span text:style-name="T51">Kind</text:span><text:span text:style-name="T52"> is an EAttribute conveying a value of an <text:tab/><text:tab/><text:tab/><text:tab/>EEnumLiteral-Type (here: external or local).</text:span></text:p>
      <text:list xml:id="list3616826402974018726" text:style-name="L10">
        <text:list-item>
          <text:p text:style-name="P57"><text:span text:style-name="T54">ChangeReferences:</text:span><text:span text:style-name="T53"> such rules allow the changing of a single reference target. Such rules will only be generated if the Ereference has lowerBound and upperBound set to 1.</text:span></text:p>
        </text:list-item>
      </text:list>
      <text:p text:style-name="P18"><text:tab/></text:p>
      <text:p text:style-name="P15"/>
      <text:p text:style-name="P4"><text:span text:style-name="T18"><text:tab/></text:span><text:span text:style-name="T2">&lt;</text:span><text:span text:style-name="T9">Root</text:span><text:span text:style-name="T6"> </text:span><text:span text:style-name="T13">name</text:span><text:span text:style-name="T18">=</text:span><text:span text:style-name="T20">"Model"</text:span><text:span text:style-name="T6"> </text:span><text:span text:style-name="T13">nested</text:span><text:span text:style-name="T18">=</text:span><text:span text:style-name="T20">"false"</text:span><text:span text:style-name="T6"> </text:span><text:span text:style-name="T2">/&gt;</text:span></text:p>
      <text:p text:style-name="P16"/>
      <text:p text:style-name="P7"><text:span text:style-name="T56"><text:tab/></text:span><text:span text:style-name="T34"><text:tab/></text:span><text:span text:style-name="T35">Define the preferred root element type. In case a generation only for StateMachines of the UML2 are preferred, type in „StateMachine“ <text:tab/><text:tab/>here. <text:s/>Set nested to true, in case the root element type can appear somewhere top-down again. E.g. A StateMachine can have a Region, in <text:tab/><text:tab/>which a StateMachine can be created as (Sub-)StateMachine and so on.</text:span></text:p>
      <text:p text:style-name="P42"><text:span text:style-name="T1"><text:tab/></text:span></text:p>
      <text:p text:style-name="P4"><text:span text:style-name="T18"><text:tab/></text:span><text:span text:style-name="T2">&lt;</text:span><text:span text:style-name="T9">WhiteList</text:span><text:span text:style-name="T2">&gt;</text:span></text:p>
      <text:p text:style-name="P15"/>
      <text:p text:style-name="P4"><text:span text:style-name="T18"><text:tab/><text:tab/></text:span><text:span text:style-name="T2">&lt;</text:span><text:span text:style-name="T9">EClass</text:span><text:span text:style-name="T6"> </text:span><text:span text:style-name="T13">name</text:span><text:span text:style-name="T18">=</text:span><text:span text:style-name="T20">"Class"</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Package"</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Model"</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Operation"</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Property"</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Interface"</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Association"</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Generalization"</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Enumeration"</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EnumerationLiteral"</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Parameter"</text:span><text:span text:style-name="T6"> </text:span><text:span text:style-name="T2">/&gt;</text:span></text:p>
      <text:p text:style-name="P4"><text:span text:style-name="T18"><text:tab/><text:tab/></text:span><text:span text:style-name="T2">&lt;</text:span><text:span text:style-name="T9">EClass</text:span><text:span text:style-name="T6"> </text:span><text:span text:style-name="T13">name</text:span><text:span text:style-name="T18">=</text:span><text:span text:style-name="T20">"Dependency"</text:span><text:span text:style-name="T6"> </text:span><text:span text:style-name="T2">/&gt;</text:span></text:p>
      <text:p text:style-name="P12"><text:soft-page-break/><text:tab/><text:tab/></text:p>
      <text:p text:style-name="P4"><text:span text:style-name="T18"><text:tab/></text:span><text:span text:style-name="T2">&lt;/</text:span><text:span text:style-name="T9">WhiteList</text:span><text:span text:style-name="T2">&gt;</text:span></text:p>
      <text:p text:style-name="P16"/>
      <text:p text:style-name="P18"><text:tab/></text:p>
      <text:p text:style-name="P35"><text:span text:style-name="T35">The whitelist has 2 </text:span><text:span text:style-name="T43">concurrent </text:span><text:span text:style-name="T35">options:</text:span></text:p>
      <text:list xml:id="list4820568284423346157" text:style-name="L8">
        <text:list-item>
          <text:p text:style-name="P54"><text:span text:style-name="T35">Place no Eclass-Tags here, if you want all classifiers of the metamodel to recieve rules (except the blacklisted and not required ones)</text:span></text:p>
        </text:list-item>
        <text:list-item>
          <text:p text:style-name="P54"><text:span text:style-name="T35">Place only those Eclass-Names of those corresponding classifiers here that shall recieve rules.</text:span></text:p>
        </text:list-item>
      </text:list>
      <text:p text:style-name="P22">The option preventInconsistency has also some effects, as mentioned above.</text:p>
      <text:p text:style-name="P18"><text:tab/></text:p>
      <text:p text:style-name="P16"/>
      <text:p text:style-name="P4"><text:span text:style-name="T18"><text:tab/></text:span><text:span text:style-name="T2">&lt;</text:span><text:span text:style-name="T9">BlackList</text:span><text:span text:style-name="T2">&gt;</text:span></text:p>
      <text:p text:style-name="P12"><text:s text:c="2"/></text:p>
      <text:p text:style-name="P5"><text:span text:style-name="T18"><text:tab/><text:tab/></text:span><text:span text:style-name="T2">&lt;</text:span><text:span text:style-name="T9">EClass</text:span><text:span text:style-name="T18"> </text:span><text:span text:style-name="T13">name</text:span><text:span text:style-name="T18">=</text:span><text:span text:style-name="T20">"</text:span><text:span text:style-name="T21">Expression</text:span><text:span text:style-name="T20">"</text:span><text:span text:style-name="T18"> </text:span><text:span text:style-name="T2">/&gt;</text:span></text:p>
      <text:p text:style-name="P4"><text:span text:style-name="T18"><text:s text:c="2"/><text:tab/></text:span><text:span text:style-name="T2">&lt;/</text:span><text:span text:style-name="T9">BlackList</text:span><text:span text:style-name="T2">&gt;</text:span></text:p>
      <text:p text:style-name="P16"/>
      <text:p text:style-name="P18"><text:tab/></text:p>
      <text:p text:style-name="P7"><text:span text:style-name="T35">Place all E</text:span><text:span text:style-name="T43">c</text:span><text:span text:style-name="T35">lass </text:span><text:span text:style-name="T43">n</text:span><text:span text:style-name="T35">ames of the corresponding classifiers here, that shall not recieve any edit operation.</text:span></text:p>
      <text:p text:style-name="P47">The option preventInconsistency has also some effects, as mentioned above.</text:p>
      <text:p text:style-name="P7"/>
      <text:p text:style-name="P69"/>
      <text:p text:style-name="P66"><text:span text:style-name="T2">&lt;?</text:span><text:span text:style-name="T9">xml</text:span><text:span text:style-name="T6"> </text:span><text:span text:style-name="T13">version</text:span><text:span text:style-name="T62">=</text:span><text:span text:style-name="T20">"1.0"</text:span><text:span text:style-name="T6"> </text:span><text:span text:style-name="T13">encoding</text:span><text:span text:style-name="T62">=</text:span><text:span text:style-name="T20">"UTF-8"</text:span><text:span text:style-name="T2">?&gt;</text:span></text:p>
      <text:p text:style-name="P3"><text:span text:style-name="T2">&lt;!</text:span><text:span text:style-name="T9">DOCTYPE</text:span><text:span text:style-name="T6"> </text:span><text:span text:style-name="T2">Config</text:span><text:span text:style-name="T6"> </text:span><text:span text:style-name="T27">SYSTEM</text:span><text:span text:style-name="T6"> </text:span><text:span text:style-name="T30">"http://pi.informatik.uni-siegen.de/SiDiff/Editrulesgeneratorconfig.dtd"</text:span><text:span text:style-name="T6"> </text:span><text:span text:style-name="T2">&gt;</text:span></text:p>
      <text:p text:style-name="P3"><text:span text:style-name="T2">&lt;</text:span><text:span text:style-name="T9">Config</text:span><text:span text:style-name="T2">&gt;</text:span></text:p>
      <text:p text:style-name="P3"><text:span text:style-name="T62"><text:tab/></text:span><text:span text:style-name="T2">&lt;</text:span><text:span text:style-name="T9">GeneralSettings</text:span><text:span text:style-name="T2">&gt;</text:span></text:p>
      <text:p text:style-name="P3"><text:span text:style-name="T62"><text:tab/><text:tab/></text:span><text:span text:style-name="T2">&lt;</text:span><text:span text:style-name="T9">preventInconsistency</text:span><text:span text:style-name="T6"> </text:span><text:span text:style-name="T13">value</text:span><text:span text:style-name="T62">=</text:span><text:span text:style-name="T20">"true"</text:span><text:span text:style-name="T6"> </text:span><text:span text:style-name="T2">/&gt;</text:span></text:p>
      <text:p text:style-name="P3"><text:span text:style-name="T62"><text:tab/><text:tab/></text:span><text:span text:style-name="T2">&lt;</text:span><text:span text:style-name="T9">multiplicityPreconditions</text:span><text:span text:style-name="T6"> </text:span><text:span text:style-name="T13">integrated</text:span><text:span text:style-name="T62">=</text:span><text:span text:style-name="T20">"true" </text:span><text:span text:style-name="T13">separately</text:span><text:span text:style-name="T62">=</text:span><text:span text:style-name="T20">"true"</text:span><text:span text:style-name="T6"> </text:span><text:span text:style-name="T2">/&gt;</text:span></text:p>
      <text:p text:style-name="P3"><text:span text:style-name="T62"><text:tab/><text:tab/></text:span><text:span text:style-name="T2">&lt;</text:span><text:span text:style-name="T9">reduceToSuperType</text:span></text:p>
      <text:p text:style-name="P3"><text:span text:style-name="T6"><text:tab/><text:tab/><text:tab/></text:span><text:span text:style-name="T13">ADD_REMOVE</text:span><text:span text:style-name="T62">=</text:span><text:span text:style-name="T20">"true"</text:span></text:p>
      <text:p text:style-name="P3"><text:span text:style-name="T6"><text:tab/><text:tab/><text:tab/></text:span><text:span text:style-name="T13">CHANGE_LITERAL</text:span><text:span text:style-name="T62">=</text:span><text:span text:style-name="T20">"true"</text:span></text:p>
      <text:p text:style-name="P3"><text:span text:style-name="T6"><text:tab/><text:tab/><text:tab/></text:span><text:span text:style-name="T13">CHANGE_REFERENCE</text:span><text:span text:style-name="T62">=</text:span><text:span text:style-name="T20">"true"</text:span></text:p>
      <text:p text:style-name="P3"><text:span text:style-name="T6"><text:tab/><text:tab/><text:tab/></text:span><text:span text:style-name="T13">CREATE_DELETE</text:span><text:span text:style-name="T62">=</text:span><text:span text:style-name="T20">"true"</text:span></text:p>
      <text:p text:style-name="P3"><text:span text:style-name="T6"><text:tab/><text:tab/><text:tab/></text:span><text:span text:style-name="T13">MOVE</text:span><text:span text:style-name="T62">=</text:span><text:span text:style-name="T20">"true"</text:span></text:p>
      <text:p text:style-name="P3"><text:span text:style-name="T6"><text:tab/><text:tab/><text:tab/></text:span><text:span text:style-name="T13">MOVE_DOWN</text:span><text:span text:style-name="T62">=</text:span><text:span text:style-name="T20">"true"</text:span></text:p>
      <text:p text:style-name="P3"><text:span text:style-name="T6"><text:tab/><text:tab/><text:tab/></text:span><text:span text:style-name="T13">MOVE_UP</text:span><text:span text:style-name="T62">=</text:span><text:span text:style-name="T20">"true"</text:span></text:p>
      <text:p text:style-name="P3"><text:span text:style-name="T6"><text:tab/><text:tab/><text:tab/></text:span><text:span text:style-name="T13">SET_UNSET_ATTRIBUTE</text:span><text:span text:style-name="T62">=</text:span><text:span text:style-name="T20">"true"</text:span></text:p>
      <text:p text:style-name="P3"><text:span text:style-name="T6"><text:tab/><text:tab/><text:tab/></text:span><text:span text:style-name="T13">SET_UNSET_REFERENCE</text:span><text:span text:style-name="T62">=</text:span><text:span text:style-name="T20">"true"</text:span><text:span text:style-name="T6"> </text:span><text:span text:style-name="T2">/&gt;</text:span></text:p>
      <text:p text:style-name="P3"><text:span text:style-name="T62"><text:tab/><text:tab/></text:span><text:span text:style-name="T2">&lt;</text:span><text:span text:style-name="T9">disableVariantsWithSupertypeReplacement</text:span><text:span text:style-name="T6"> </text:span><text:span text:style-name="T13">value</text:span><text:span text:style-name="T62">=</text:span><text:span text:style-name="T20">"true"</text:span><text:span text:style-name="T6"> </text:span><text:span text:style-name="T2">/&gt;</text:span></text:p>
      <text:p text:style-name="P3"><text:span text:style-name="T62"><text:tab/><text:tab/></text:span><text:span text:style-name="T2">&lt;</text:span><text:span text:style-name="T9">modelUsesProfileMechanism</text:span><text:span text:style-name="T6"> </text:span><text:span text:style-name="T13">value</text:span><text:span text:style-name="T62">=</text:span><text:span text:style-name="T20">"false"</text:span><text:span text:style-name="T6"> </text:span><text:span text:style-name="T2">/&gt;</text:span></text:p>
      <text:p text:style-name="P3"><text:span text:style-name="T62"><text:tab/><text:tab/></text:span><text:span text:style-name="T2">&lt;</text:span><text:span text:style-name="T9">createAllAttributes</text:span><text:span text:style-name="T6"> </text:span><text:span text:style-name="T13">value</text:span><text:span text:style-name="T62">=</text:span><text:span text:style-name="T20">"false"</text:span><text:span text:style-name="T6"> </text:span><text:span text:style-name="T2">/&gt;</text:span></text:p>
      <text:p text:style-name="P3"><text:span text:style-name="T62"><text:tab/></text:span><text:span text:style-name="T2">&lt;/</text:span><text:span text:style-name="T9">GeneralSettings</text:span><text:span text:style-name="T2">&gt;</text:span></text:p>
      <text:p text:style-name="P3"><text:span text:style-name="T62"><text:tab/></text:span><text:span text:style-name="T2">&lt;</text:span><text:span text:style-name="T9">MetaModelSettings</text:span><text:span text:style-name="T2">&gt;</text:span></text:p>
      <text:p text:style-name="P3"><text:span text:style-name="T62"><text:tab/><text:tab/></text:span><text:span text:style-name="T2">&lt;</text:span><text:span text:style-name="T9">MainModel</text:span><text:span text:style-name="T6"> </text:span><text:span text:style-name="T13">nsUri</text:span><text:span text:style-name="T62">=</text:span><text:span text:style-name="T20">"http://www.eclipse.org/uml2/4.0.0/UML"</text:span><text:span text:style-name="T6"> </text:span><text:span text:style-name="T2">/&gt;</text:span></text:p>
      <text:p text:style-name="P3"><text:span text:style-name="T62"><text:tab/><text:tab/></text:span><text:span text:style-name="T2">&lt;</text:span><text:span text:style-name="T9">RequiredModel</text:span><text:span text:style-name="T6"> </text:span><text:span text:style-name="T13">nsUri</text:span><text:span text:style-name="T62">=</text:span><text:span text:style-name="T20">"http://www.eclipse.org/uml2/4.0.0/Types"</text:span><text:span text:style-name="T6"> </text:span><text:span text:style-name="T2">/&gt;</text:span></text:p>
      <text:p text:style-name="P3"><text:span text:style-name="T62"><text:tab/><text:tab/></text:span><text:span text:style-name="T2">&lt;</text:span><text:span text:style-name="T9">RequiredModel</text:span><text:span text:style-name="T6"> </text:span><text:span text:style-name="T13">nsUri</text:span><text:span text:style-name="T62">=</text:span><text:span text:style-name="T20">"http://www.eclipse.org/emf/2002/Ecore"</text:span><text:span text:style-name="T6"> </text:span><text:span text:style-name="T2">/&gt;</text:span></text:p>
      <text:p text:style-name="P3"><text:span text:style-name="T62"><text:tab/><text:tab/></text:span><text:span text:style-name="T2">&lt;</text:span><text:span text:style-name="T9">MaskedClassifiers</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Initial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initial"</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Choice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choice"</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DeepHistory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deepHistory"</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ShallowHistory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shallowHistory"</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Join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join"</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Fork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fork"</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Junction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junction"</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EntryPoint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entryPoint"</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ExitPoint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exitPoint"</text:span><text:span text:style-name="T6"> </text:span><text:span text:style-name="T2">/&gt;</text:span></text:p>
      <text:p text:style-name="P37"><text:span text:style-name="T62"><text:tab/><text:tab/><text:tab/></text:span><text:span text:style-name="T2">&lt;</text:span><text:span text:style-name="T9">Mask</text:span><text:span text:style-name="T6"> </text:span><text:span text:style-name="T13">name</text:span><text:span text:style-name="T62">=</text:span><text:span text:style-name="T20">"TerminatePseudostate"</text:span><text:span text:style-name="T6"> </text:span><text:span text:style-name="T13">eClassifier</text:span><text:span text:style-name="T62">=</text:span><text:span text:style-name="T20">"Pseudostate"</text:span></text:p>
      <text:p text:style-name="P37"><text:span text:style-name="T20"><text:tab/><text:tab/><text:tab/></text:span><text:span text:style-name="T13">eAttribute</text:span><text:span text:style-name="T62">=</text:span><text:span text:style-name="T20">"kind"</text:span><text:span text:style-name="T6"> </text:span><text:span text:style-name="T13">eAttributeValue</text:span><text:span text:style-name="T62">=</text:span><text:span text:style-name="T20">"terminate"</text:span><text:span text:style-name="T6"> </text:span><text:span text:style-name="T2">/&gt;</text:span><text:span text:style-name="T62"><text:tab/></text:span></text:p>
      <text:p text:style-name="P3"><text:span text:style-name="T62"><text:tab/><text:tab/></text:span><text:span text:style-name="T2">&lt;/</text:span><text:span text:style-name="T9">MaskedClassifiers</text:span><text:span text:style-name="T2">&gt;</text:span></text:p>
      <text:p text:style-name="P37"><text:span text:style-name="T62"><text:tab/></text:span></text:p>
      <text:p text:style-name="P37"><text:span text:style-name="T62"><text:tab/></text:span><text:span text:style-name="T66">&lt;!-- </text:span><text:span text:style-name="T70">The following entries are obsolete and can be left out:</text:span></text:p>
      <text:p text:style-name="P3"><text:span text:style-name="T66"><text:tab/><text:tab/>&lt;Constraints&gt;</text:span></text:p>
      <text:p text:style-name="P37"><text:span text:style-name="T66"><text:tab/><text:tab/><text:tab/>&lt;NameUniqueness scope="local" eClassifier="NamedElement"</text:span></text:p>
      <text:p text:style-name="P37"><text:span text:style-name="T66"><text:tab/><text:tab/><text:tab/>eAttributeName="name" eAttributeIsInherited="false" <text:s/>overrideInheritedConstraintsIfAny="false" <text:tab/><text:tab/><text:tab/><text:tab/>applyOnSubTypes="true"/&gt;<text:tab/><text:tab/><text:tab/></text:span></text:p>
      <text:p text:style-name="P3"><text:span text:style-name="T66"><text:tab/><text:tab/>&lt;/Constraints&gt;</text:span></text:p>
      <text:p text:style-name="P37"><text:span text:style-name="T66"><text:tab/>→</text:span><text:span text:style-name="T62"><text:tab/></text:span></text:p>
      <text:p text:style-name="P3"><text:span text:style-name="T62"><text:tab/></text:span><text:span text:style-name="T2">&lt;/</text:span><text:span text:style-name="T9">MetaModelSettings</text:span><text:span text:style-name="T2">&gt;</text:span></text:p>
      <text:p text:style-name="P50"/>
      <text:p text:style-name="P3"><text:span text:style-name="T62"><text:tab/></text:span><text:span text:style-name="T2">&lt;</text:span><text:span text:style-name="T9">Transformations</text:span><text:span text:style-name="T2">&gt;</text:span></text:p>
      <text:p text:style-name="P3"><text:span text:style-name="T62"><text:tab/><text:tab/></text:span><text:span text:style-name="T2">&lt;</text:span><text:span text:style-name="T9">Crea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Dele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Moves</text:span><text:span text:style-name="T6"> </text:span><text:span text:style-name="T13">allow</text:span><text:span text:style-name="T62">=</text:span><text:span text:style-name="T20">"true"</text:span><text:span text:style-name="T6"> </text:span><text:span text:style-name="T13">allowReferenceSwitching</text:span><text:span text:style-name="T62">=</text:span><text:span text:style-name="T20">"false"</text:span><text:span text:style-name="T6"> </text:span><text:span text:style-name="T13">allowReferenceCombinations</text:span><text:span text:style-name="T62">=</text:span><text:span text:style-name="T20">"false"</text:span><text:span text:style-name="T6"> </text:span><text:span text:style-name="T2">/&gt;</text:span></text:p>
      <text:p text:style-name="P3"><text:span text:style-name="T62"><text:tab/><text:tab/></text:span><text:span text:style-name="T2">&lt;</text:span><text:span text:style-name="T9">MoveUps</text:span><text:span text:style-name="T6"> </text:span><text:span text:style-name="T13">allow</text:span><text:span text:style-name="T62">=</text:span><text:span text:style-name="T20">"true"</text:span><text:span text:style-name="T2">/&gt;</text:span></text:p>
      <text:p text:style-name="P3"><text:span text:style-name="T62"><text:tab/><text:tab/></text:span><text:span text:style-name="T2">&lt;</text:span><text:span text:style-name="T9">MoveDowns</text:span><text:span text:style-name="T6"> </text:span><text:span text:style-name="T13">allow</text:span><text:span text:style-name="T62">=</text:span><text:span text:style-name="T20">"true"</text:span><text:span text:style-name="T2">/&gt;</text:span></text:p>
      <text:p text:style-name="P3"><text:span text:style-name="T62"><text:tab/><text:tab/></text:span><text:span text:style-name="T2">&lt;</text:span><text:span text:style-name="T9">SetAttribu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UnsetAttribut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SetReferenc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UnsetReferenc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Add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Remov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tab/></text:span><text:span text:style-name="T2">&lt;</text:span><text:span text:style-name="T9">ChangeLiterals</text:span><text:span text:style-name="T6"> </text:span><text:span text:style-name="T13">allow</text:span><text:span text:style-name="T62">=</text:span><text:span text:style-name="T20">"true"</text:span><text:span text:style-name="T6"> </text:span><text:span text:style-name="T13">allowLiteralSwitching</text:span><text:span text:style-name="T62">=</text:span><text:span text:style-name="T20">"true"</text:span><text:span text:style-name="T6"> </text:span><text:span text:style-name="T2">/&gt;</text:span></text:p>
      <text:p text:style-name="P3"><text:span text:style-name="T62"><text:tab/><text:tab/></text:span><text:span text:style-name="T2">&lt;</text:span><text:span text:style-name="T9">ChangeReferences</text:span><text:span text:style-name="T6"> </text:span><text:span text:style-name="T13">allow</text:span><text:span text:style-name="T62">=</text:span><text:span text:style-name="T20">"true"</text:span><text:span text:style-name="T6"> </text:span><text:span text:style-name="T2">/&gt;</text:span></text:p>
      <text:p text:style-name="P3"><text:span text:style-name="T62"><text:tab/></text:span><text:span text:style-name="T2">&lt;/</text:span><text:span text:style-name="T9">Transformations</text:span><text:span text:style-name="T2">&gt;</text:span></text:p>
      <text:p text:style-name="P3"><text:span text:style-name="T62"><text:tab/></text:span></text:p>
      <text:p text:style-name="P3"><text:span text:style-name="T62"><text:tab/></text:span><text:span text:style-name="T2">&lt;</text:span><text:span text:style-name="T9">Root</text:span><text:span text:style-name="T6"> </text:span><text:span text:style-name="T13">name</text:span><text:span text:style-name="T62">=</text:span><text:span text:style-name="T20">"Model"</text:span><text:span text:style-name="T6"> </text:span><text:span text:style-name="T13">nested</text:span><text:span text:style-name="T62">=</text:span><text:span text:style-name="T20">"true"</text:span><text:span text:style-name="T6"> </text:span><text:span text:style-name="T2">/&gt;</text:span></text:p>
      <text:p text:style-name="P37"><text:span text:style-name="T62"><text:tab/></text:span></text:p>
      <text:p text:style-name="P37"><text:span text:style-name="T62"><text:tab/></text:span><text:span text:style-name="T2">&lt;</text:span><text:span text:style-name="T9">WhiteList</text:span><text:span text:style-name="T2">&gt;</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Package"</text:span><text:span text:style-name="T6"> </text:span><text:span text:style-name="T2">/&gt;</text:span><text:span text:style-name="T62"><text:tab/><text:tab/></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Pseudostate" </text:span><text:span text:style-name="T2">/&gt;</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Region"</text:span><text:span text:style-name="T6"> </text:span><text:span text:style-name="T2">/&gt;</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State"</text:span><text:span text:style-name="T6"> </text:span><text:span text:style-name="T2">/&gt;</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StateMachine"</text:span><text:span text:style-name="T6"> </text:span><text:span text:style-name="T2">/&gt;</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Transition"</text:span><text:span text:style-name="T6"> </text:span><text:span text:style-name="T2">/&gt;</text:span></text:p>
      <text:p text:style-name="P3"><text:span text:style-name="T62"><text:tab/></text:span><text:span text:style-name="T2">&lt;/</text:span><text:span text:style-name="T9">WhiteList</text:span><text:span text:style-name="T2">&gt;</text:span></text:p>
      <text:p text:style-name="P3"><text:span text:style-name="T2"/></text:p>
      <text:p text:style-name="P3"><text:span text:style-name="T62"><text:tab/></text:span><text:span text:style-name="T2">&lt;</text:span><text:span text:style-name="T9">BlackList</text:span><text:span text:style-name="T2">&gt;</text:span><text:span text:style-name="T62"><text:tab/></text:span></text:p>
      <text:p text:style-name="P3"><text:span text:style-name="T62"><text:tab/><text:tab/></text:span><text:span text:style-name="T2">&lt;</text:span><text:span text:style-name="T9">EClassifier</text:span><text:span text:style-name="T6"> </text:span><text:span text:style-name="T13">name</text:span><text:span text:style-name="T62">=</text:span><text:span text:style-name="T20">"Constraint"</text:span><text:span text:style-name="T6"> </text:span><text:span text:style-name="T2">/&gt;</text:span></text:p>
      <text:p text:style-name="P3"><text:span text:style-name="T62"><text:tab/></text:span><text:span text:style-name="T2">&lt;/</text:span><text:span text:style-name="T9">BlackList</text:span><text:span text:style-name="T2">&gt;</text:span></text:p>
      <text:p text:style-name="P3"><text:span text:style-name="T2"/></text:p>
      <text:p text:style-name="P3"><text:span text:style-name="T2">&lt;/</text:span><text:span text:style-name="T9">Config</text:span><text:span text:style-name="T2">&gt;</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08T16:29:29.795923549</dc:date>
    <meta:generator>LibreOffice/4.2.5.2$Linux_X86_64 LibreOffice_project/420m0$Build-2</meta:generator>
    <meta:editing-duration>PT46M28S</meta:editing-duration>
    <meta:editing-cycles>18</meta:editing-cycles>
    <meta:document-statistic meta:table-count="0" meta:image-count="0" meta:object-count="0" meta:page-count="4" meta:paragraph-count="213" meta:word-count="1545" meta:character-count="13233" meta:non-whitespace-character-count="11572"/>
  </office:meta>
</office:document-meta>
</file>